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1.4528in"/>
    </style:style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4" style:family="table-cell" style:parent-style-name="Default" style:data-style-name="N37"/>
    <style:style style:name="ce15" style:family="table-cell" style:parent-style-name="Default">
      <style:text-properties fo:color="#ff66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 style:data-style-name="N60">
      <style:table-cell-properties fo:border-bottom="0.0008in solid #000000" fo:border-left="none" fo:border-right="0.0008in solid #000000" fo:border-top="none"/>
    </style:style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1.8 offs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co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Vout=Vref( 1+R31/R30)+ Iadj*R31</text:p>
          </table:table-cell>
          <table:table-cell table:style-name="ce6" table:number-columns-repeated="2"/>
          <table:table-cell table:style-name="ce6" office:value-type="string">
            <text:p>5V</text:p>
          </table:table-cell>
          <table:table-cell table:style-name="ce10"/>
          <table:table-cell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in</text:p>
          </table:table-cell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Vout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table:style-name="ce4"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style-name="ce11"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  <table:table-cell office:value-type="float" office:value="4.41">
            <text:p>4.41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/>
          <table:table-cell table:style-name="ce4"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table:style-name="ce11"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ce11"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Iadj</text:p>
          </table:table-cell>
          <table:table-cell table:style-name="ce7" office:value-type="float" office:value="0.00008">
            <text:p>8.00E-005</text:p>
          </table:table-cell>
          <table:table-cell table:style-name="ce9" table:number-columns-repeated="2"/>
          <table:table-cell table:style-name="ce12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 in</text:p>
          </table:table-cell>
        </table:table-row>
        <table:table-row table:style-name="ro1">
          <table:table-cell table:number-columns-repeated="4"/>
          <table:table-cell office:value-type="string">
            <text:p>Vout</text:p>
          </table:table-cell>
          <table:table-cell table:number-columns-repeated="4"/>
          <table:table-cell office:value-type="string">
            <text:p>Vd</text:p>
          </table:table-cell>
        </table:table-row>
        <table:table-row table:style-name="ro1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45]*(1+[.C43]/[.C44])+[.C46]*[.C43]" office:value-type="float" office:value="5.11787878787879">
            <text:p>5.1178787879</text:p>
          </table:table-cell>
          <table:table-cell table:formula="of:=[.F49]*[.F50]/([.F50]+[.F49])" office:value-type="float" office:value="848.484848484848">
            <text:p>848.4848484848</text:p>
          </table:table-cell>
          <table:table-cell/>
          <table:table-cell table:formula="of:=[.F45]*(1+[.F43]/[.F44])+[.F46]*[.F43]" office:value-type="float" office:value="4.53183654729109">
            <text:p>4.5318365473</text:p>
          </table:table-cell>
          <table:table-cell office:value-type="float" office:value="4.49">
            <text:p>4.4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adj</text:p>
          </table:table-cell>
          <table:table-cell table:style-name="ce8" office:value-type="float" office:value="0.00008">
            <text:p>8.00E-005</text:p>
          </table:table-cell>
          <table:table-cell table:number-columns-repeated="2"/>
          <table:table-cell table:style-name="ce8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600">
            <text:p>5600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I2C pullup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v-</text:p>
          </table:table-cell>
          <table:table-cell office:value-type="string">
            <text:p>V+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[.C63]-[.B63]" office:value-type="float" office:value="-1800">
            <text:p>-1800</text:p>
          </table:table-cell>
          <table:table-cell table:formula="of:=[.D63]+180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4096*4"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table:formula="of:=[.C64]-[.B64]" office:value-type="float" office:value="1800">
            <text:p>1800</text:p>
          </table:table-cell>
          <table:table-cell table:formula="of:=[.D64]+1800" office:value-type="float" office:value="3600">
            <text:p>3600</text:p>
          </table:table-cell>
          <table:table-cell table:number-columns-repeated="5"/>
        </table:table-row>
        <table:table-row table:style-name="ro1">
          <table:table-cell table:formula="of:=[.E65]/[.E64]*[.A64]" office:value-type="float" office:value="4096">
            <text:p>4096</text:p>
          </table:table-cell>
          <table:table-cell office:value-type="float" office:value="1350">
            <text:p>1350</text:p>
          </table:table-cell>
          <table:table-cell office:value-type="float" office:value="450">
            <text:p>450</text:p>
          </table:table-cell>
          <table:table-cell table:formula="of:=[.C65]-[.B65]" office:value-type="float" office:value="-900">
            <text:p>-900</text:p>
          </table:table-cell>
          <table:table-cell table:formula="of:=[.D65]+1800" office:value-type="float" office:value="900">
            <text:p>900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LDAC driv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Vin</text:p>
          </table:table-cell>
          <table:table-cell office:value-type="float" office:value="4.8">
            <text:p>4.8</text:p>
          </table:table-cell>
          <table:table-cell office:value-type="string">
            <text:p>Vout</text:p>
          </table:table-cell>
          <table:table-cell table:formula="of:=[.B73]*0.7" office:value-type="float" office:value="3.36">
            <text:p>3.36</text:p>
          </table:table-cell>
          <table:table-cell table:number-columns-repeated="6"/>
        </table:table-row>
        <table:table-row table:style-name="ro1">
          <table:table-cell office:value-type="string">
            <text:p>R</text:p>
          </table:table-cell>
          <table:table-cell office:value-type="float" office:value="4.7">
            <text:p>4.7</text:p>
          </table:table-cell>
          <table:table-cell office:value-type="string">
            <text:p>R</text:p>
          </table:table-cell>
          <table:table-cell table:formula="of:=(([.B73]/[.D73])-1)*[.B74]" office:value-type="float" office:value="2.01428571428571">
            <text:p>2.014285714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B74]*[.B73]/([.B74]+[.D74])" office:value-type="float" office:value="3.36">
            <text:p>3.36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>
            <text:p>valu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+</text:p>
          </table:table-cell>
          <table:table-cell office:value-type="string">
            <text:p>V-</text:p>
          </table:table-cell>
          <table:table-cell office:value-type="string">
            <text:p>V+-V-</text:p>
          </table:table-cell>
          <table:table-cell office:value-type="string">
            <text:p>code</text:p>
          </table:table-cell>
          <table:table-cell table:number-columns-repeated="5"/>
        </table:table-row>
        <table:table-row table:style-name="ro1">
          <table:table-cell office:value-type="string">
            <text:p>max voltage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table:formula="of:=[.B85]-[.C85]" office:value-type="float" office:value="1.8">
            <text:p>1.8</text:p>
          </table:table-cell>
          <table:table-cell office:value-type="float" office:value="4096">
            <text:p>4096</text:p>
          </table:table-cell>
          <table:table-cell table:number-columns-repeated="5"/>
        </table:table-row>
        <table:table-row table:style-name="ro1">
          <table:table-cell office:value-type="string">
            <text:p>min voltage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table:formula="of:=[.B86]-[.C86]" office:value-type="float" office:value="-1.8">
            <text:p>-1.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delta</text:p>
          </table:table-cell>
          <table:table-cell table:number-columns-repeated="2"/>
          <table:table-cell table:formula="of:=[.D85]-[.D86]" office:value-type="float" office:value="3.6">
            <text:p>3.6</text:p>
          </table:table-cell>
          <table:table-cell table:formula="of:=[.E85]-[.E86]" office:value-type="float" office:value="4096">
            <text:p>4096</text:p>
          </table:table-cell>
          <table:table-cell office:value-type="string">
            <text:p>1lsb</text:p>
          </table:table-cell>
          <table:table-cell table:number-columns-repeated="4"/>
        </table:table-row>
        <table:table-row table:style-name="ro3">
          <table:table-cell table:number-columns-repeated="5"/>
          <table:table-cell table:formula="of:=[.D87]/[.E87]*1000" office:value-type="float" office:value="0.87890625">
            <text:p>0.87890625</text:p>
          </table:table-cell>
          <table:table-cell office:value-type="string">
            <text:p>[mV]</text:p>
          </table:table-cell>
          <table:table-cell table:number-columns-repeated="3"/>
        </table:table-row>
      </table:table>
      <table:table table:name="patchdescript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rsion </text:p>
          </table:table-cell>
          <table:table-cell table:style-name="ce14" office:value-type="string">
            <text:p>2.1.4</text:p>
          </table:table-cell>
          <table:table-cell office:value-type="string">
            <text:p>3 may 2016</text:p>
          </table:table-cell>
          <table:table-cell table:number-columns-repeated="2"/>
        </table:table-row>
        <table:table-row table:style-name="ro1">
          <table:table-cell office:value-type="string">
            <text:p>changes on sheet 4/4 <text:s/>( power and I2C) </text:p>
          </table:table-cell>
          <table:table-cell table:number-columns-repeated="4"/>
        </table:table-row>
        <table:table-row table:style-name="ro1">
          <table:table-cell office:value-type="string">
            <text:p>in order as listed here not in order of numbering ( numbering is for documentation)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ctur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  <table:table-cell/>
        </table:table-row>
        <table:table-row table:style-name="ro2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no pict</text:p>
          </table:table-cell>
          <table:table-cell office:value-type="string">
            <text:p>connect SCL and SDA with extern SCL and extern SDA on the place U8.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t a solder drop between the pins 2 and 3 <text:s/>(SCL) and 7 , 6 (SDA) on the U8 footprin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mplifier only D1 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no pict</text:p>
          </table:table-cell>
          <table:table-cell office:value-type="string">
            <text:p>remove D1:R41 <text:s/>and D1:R41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no pict</text:p>
          </table:table-cell>
          <table:table-cell office:value-type="string">
            <text:p>place 24R3 0.1 % <text:s/>D1:R41 <text:s/>and D1:R4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hanges on the amplifier ( all 8x)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6,7</text:p>
          </table:table-cell>
          <table:table-cell office:value-type="string">
            <text:p>z</text:p>
          </table:table-cell>
          <table:table-cell office:value-type="string">
            <text:p>no pict</text:p>
          </table:table-cell>
          <table:table-cell office:value-type="string">
            <text:p>remove all output resistors , <text:s/>R44, R45, R34, R35 , clean the pads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34 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/>
          <table:table-cell office:value-type="string">
            <text:p>Place 1.1 or 1 ohm on R3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  <table:table-cell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string">
            <text:p>Place 1.1 or 1 ohm on R45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44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 <text:s/>and the anode of the zener diode.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C7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.1 on top 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.1 on bottom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15" office:value-type="string">
            <text:p>Pict solamp_v2_1_v5c</text:p>
          </table:table-cell>
          <table:table-cell table:style-name="ce15" office:value-type="string">
            <text:p>is old, <text:s/>Vout+ and Vout- are exchanged in respect to the instructions. </text:p>
          </table:table-cell>
          <table:table-cell table:style-name="ce1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7/13/2016</text:date>, <text:time>18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6-07-13T18:17:53.18</dc:date>
    <dc:creator>Wim Beaumont</dc:creator>
    <meta:editing-duration>P3DT14H6M5S</meta:editing-duration>
    <meta:editing-cycles>32</meta:editing-cycles>
    <meta:generator>OpenOffice/4.1.1$Win32 OpenOffice.org_project/411m6$Build-9775</meta:generator>
    <meta:printed-by>Wim Beaumont</meta:printed-by>
    <meta:print-date>2016-06-14T16:34:21.12</meta:print-date>
    <meta:document-statistic meta:table-count="3" meta:cell-count="251" meta:object-count="0"/>
  </office:meta>
</office:document-meta>
</file>